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5pt" fo:font-weight="bold" style:font-name-asian="DejaVu Sans" style:font-size-asian="15pt" style:font-weight-asian="bold" style:font-name-complex="Noto Sans Arabic UI" style:font-size-complex="15pt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 U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5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italic" style:font-weight-asian="normal" style:font-name-complex="Noto Sans Arabic UI" style:font-size-complex="1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ortifolio - SUS Penedo" table:style-name="ta1">
        <table:table-column table:style-name="co1" table:default-cell-style-name="ce3"/>
        <table:table-column table:style-name="co2" table:number-columns-repeated="15" table:default-cell-style-name="ce6"/>
        <table:table-column table:style-name="co3" table:default-cell-style-name="ce10"/>
        <table:table-row table:style-name="ro1" table:number-rows-repeated="2">
          <table:table-cell table:style-name="Default" table:number-columns-repeated="17"/>
        </table:table-row>
        <table:table-row table:style-name="ro2">
          <table:table-cell table:style-name="ce1" office:value-type="string" calcext:value-type="string" table:number-columns-spanned="17" table:number-rows-spanned="1">
            <text:p>Número de Profissionais da Saúde por ano em Penedo</text:p>
          </table:table-cell>
          <table:covered-table-cell table:style-name="ce1"/>
          <table:covered-table-cell table:number-columns-repeated="15" table:style-name="ce8"/>
        </table:table-row>
        <table:table-row table:style-name="ro3">
          <table:table-cell table:style-name="ce2" office:value-type="string" calcext:value-type="string">
            <text:p>Especialidades</text:p>
          </table:table-cell>
          <table:table-cell table:style-name="ce5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5"/>
          <table:table-cell table:style-name="ce5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5"/>
          <table:table-cell table:style-name="ce5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5"/>
          <table:table-cell table:style-name="ce5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ce5"/>
          <table:table-cell table:style-name="ce5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5"/>
          <table:table-cell table:style-name="ce9" office:value-type="string" calcext:value-type="string">
            <text:p>Media (3 primeiros anos)</text:p>
          </table:table-cell>
        </table:table-row>
        <table:table-row table:style-name="ro4">
          <table:table-cell office:value-type="string" calcext:value-type="string">
            <text:p>Sanitarist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siquiatra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estesista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armacêutico</text:p>
          </table:table-cell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Nutricionista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Assistente social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irurgião Geral</text:p>
          </table:table-cell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Fonoaudiólogo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Gineco Obstetr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Radiologista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diatra</text:p>
          </table:table-cell>
          <table:table-cell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uxiliar de Enfermagem</text:p>
          </table:table-cell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Médico de Família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Psicólogo</text:p>
          </table:table-cell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isioterapeuta</text:p>
          </table:table-cell>
          <table:table-cell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4">
          <table:table-cell office:value-type="string" calcext:value-type="string">
            <text:p>Clínico Geral</text:p>
          </table:table-cell>
          <table:table-cell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Enfermeiro</text:p>
          </table:table-cell>
          <table:table-cell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office:value-type="float" office:value="36" calcext:value-type="float" table:number-columns-spanned="3" table:number-rows-spanned="1">
            <text:p>36</text:p>
          </table:table-cell>
          <table:covered-table-cell table:number-columns-repeated="2"/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Cirurgião dentista</text:p>
          </table:table-cell>
          <table:table-cell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Outras especialidades</text:p>
          </table:table-cell>
          <table:table-cell office:value-type="float" office:value="61" calcext:value-type="float" table:number-columns-spanned="3" table:number-rows-spanned="1">
            <text:p>61</text:p>
          </table:table-cell>
          <table:covered-table-cell table:number-columns-repeated="2"/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float" office:value="66" calcext:value-type="float" table:number-columns-spanned="3" table:number-rows-spanned="1">
            <text:p>66</text:p>
          </table:table-cell>
          <table:covered-table-cell table:number-columns-repeated="2"/>
          <table:table-cell office:value-type="float" office:value="68" calcext:value-type="float" table:number-columns-spanned="3" table:number-rows-spanned="1">
            <text:p>68</text:p>
          </table:table-cell>
          <table:covered-table-cell table:number-columns-repeated="2"/>
          <table:table-cell office:value-type="float" office:value="70" calcext:value-type="float" table:number-columns-spanned="3" table:number-rows-spanned="1">
            <text:p>70</text:p>
          </table:table-cell>
          <table:covered-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4">
          <table:table-cell office:value-type="string" calcext:value-type="string">
            <text:p>Técnico de Enfermagem</text:p>
          </table:table-cell>
          <table:table-cell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office:value-type="float" office:value="95" calcext:value-type="float" table:number-columns-spanned="3" table:number-rows-spanned="1">
            <text:p>95</text:p>
          </table:table-cell>
          <table:covered-table-cell table:number-columns-repeated="2"/>
          <table:table-cell office:value-type="float" office:value="114" calcext:value-type="float" table:number-columns-spanned="3" table:number-rows-spanned="1">
            <text:p>114</text:p>
          </table:table-cell>
          <table:covered-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5">
          <table:table-cell table:style-name="ce13" office:value-type="string" calcext:value-type="string">
            <text:p>Total</text:p>
          </table:table-cell>
          <table:table-cell table:style-name="ce16" office:value-type="float" office:value="376" calcext:value-type="float" table:number-columns-spanned="3" table:number-rows-spanned="1">
            <text:p>376</text:p>
          </table:table-cell>
          <table:covered-table-cell table:number-columns-repeated="2" table:style-name="ce7"/>
          <table:table-cell table:style-name="ce16" table:formula="of:=SUM([.E5:.G24])" office:value-type="float" office:value="421" calcext:value-type="float" table:number-columns-spanned="3" table:number-rows-spanned="1">
            <text:p>421</text:p>
          </table:table-cell>
          <table:covered-table-cell table:number-columns-repeated="2" table:style-name="ce7"/>
          <table:table-cell table:style-name="ce16" table:formula="of:=SUM([.H5:.J24])" office:value-type="float" office:value="439" calcext:value-type="float" table:number-columns-spanned="3" table:number-rows-spanned="1">
            <text:p>439</text:p>
          </table:table-cell>
          <table:covered-table-cell table:number-columns-repeated="2" table:style-name="ce7"/>
          <table:table-cell table:style-name="ce16" table:formula="of:=SUM([.K5:.M24])" office:value-type="float" office:value="476" calcext:value-type="float" table:number-columns-spanned="3" table:number-rows-spanned="1">
            <text:p>476</text:p>
          </table:table-cell>
          <table:covered-table-cell table:number-columns-repeated="2" table:style-name="ce7"/>
          <table:table-cell table:style-name="ce16" table:formula="of:=SUM([.N5:.P24])" office:value-type="float" office:value="506" calcext:value-type="float" table:number-columns-spanned="3" table:number-rows-spanned="1">
            <text:p>506</text:p>
          </table:table-cell>
          <table:covered-table-cell table:number-columns-repeated="2" table:style-name="ce7"/>
          <table:table-cell table:style-name="ce16" table:formula="of:=SUM([.Q5:.S24])"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21:12:50.693140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17:37:20.298954947</meta:creation-date>
    <dc:date>2026-04-10T21:16:23.925470674</dc:date>
    <meta:editing-duration>PT49M15S</meta:editing-duration>
    <meta:editing-cycles>4</meta:editing-cycles>
    <meta:generator>LibreOffice/25.8.5.2$Linux_X86_64 LibreOffice_project/580$Build-2</meta:generator>
    <meta:document-statistic meta:table-count="1" meta:cell-count="155" meta:object-count="0"/>
  </office:meta>
</office:document-meta>
</file>